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.5pt" fo:font-weight="normal" officeooo:paragraph-rsid="00070230" style:font-size-asian="10.5pt" style:font-weight-asian="normal" style:font-size-complex="10.5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6pt" fo:font-weight="bold" officeooo:rsid="00076eb1" officeooo:paragraph-rsid="00076eb1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4: Arrays and Vectors</text:p>
      <text:p text:style-name="P2"/>
      <text:p text:style-name="P3">Arrays</text:p>
      <text:p text:style-name="P2"/>
      <text:p text:style-name="P2">To this point in the course, variables have only been able to store a single value at a time.</text:p>
      <text:p text:style-name="P2"/>
      <text:p text:style-name="P2"><draw:frame draw:style-name="fr1" draw:name="Frame1" text:anchor-type="paragraph" svg:width="7in" draw:z-index="0"><draw:text-box fo:min-height="1in"><text:p text:style-name="P1">int count = 1;</text:p><text:p text:style-name="P1">while ( count &lt;= 5)</text:p><text:p text:style-name="P1">{</text:p><text:p text:style-name="P1"><text:s text:c="3"/>cout &lt;&lt; count &lt;&lt; endl;</text:p><text:p text:style-name="P1"><text:s text:c="3"/>count++; <text:s/>// increment count by 1</text:p><text:p text:style-name="P1">}</text:p></draw:text-box></draw:frame></text:p>
      <text:p text:style-name="P2"/>
      <text:p text:style-name="P2">However, arrays are able to store multiple values of the same data type. <text:s/>Begin by declaring an empty array of integers with "10 elements":</text:p>
      <text:p text:style-name="P2"/>
      <text:p text:style-name="P2">int array_name [10];</text:p>
      <text:p text:style-name="P2"/>
      <text:p text:style-name="P2">The "10 elements" are represent by the [10] in the declaration.</text:p>
      <text:p text:style-name="P2"/>
      <text:p text:style-name="P2">** Note - the array will be filled with random/meaningless values until properly initialized, similiar to a regular variable. **</text:p>
      <text:p text:style-name="P2"/>
      <text:p text:style-name="P2">Like a regular variable, arrays can be declared and initialized at the same time. The syntax used to declare and initialize an array is a little different from the syntax used to declare and initialize a scalar (i.e. regular) variable like the variables you have been using so far, due to the assignment of values to multiple array elements.</text:p>
      <text:p text:style-name="P2"/>
      <text:p text:style-name="P2">int array_name[10] = {10, 20, 30, 40, 50, 60, 70, 80, 90, 100};</text:p>
      <text:p text:style-name="P2"/>
      <text:p text:style-name="P2">This is how the array looks in memory:</text:p>
      <text:p text:style-name="P2">10<text:tab/>20<text:tab/>30<text:tab/>40<text:tab/>50<text:tab/>60<text:tab/>70<text:tab/>80<text:tab/>90<text:tab/>100<text:tab/>array elements (values)</text:p>
      <text:p text:style-name="P2">0<text:tab/>1<text:tab/>2<text:tab/>3<text:tab/>4<text:tab/>5<text:tab/>6<text:tab/>7<text:tab/>8<text:tab/>9<text:tab/>element index</text:p>
      <text:p text:style-name="P2"/>
      <text:p text:style-name="P2">** Note - The index starts at 0 and not at 1. ** </text:p>
      <text:p text:style-name="P2"/>
      <text:p text:style-name="P2">The number of array elements, also referred to as the array's size, does not need to be declared, if initializing the array with elements. <text:s/>The array size must be a constant intead of a variable, so that older compilers will be able to compile the source code.</text:p>
      <text:p text:style-name="P2"/>
      <text:p text:style-name="P2">string MONTHS[] = { "January", "February", "March", "April", "May", </text:p>
      <text:p text:style-name="P2"><text:s text:c="20"/>"June", "July", "August", "September", "October",</text:p>
      <text:p text:style-name="P2"><text:s text:c="20"/>"November", "December"};</text:p>
      <text:p text:style-name="P2"/>
      <text:p text:style-name="P2">**Note -The compiler will assume the size of the array by the number of values.</text:p>
      <text:p text:style-name="P2"/>
      <text:p text:style-name="P2"/>
      <text:p text:style-name="P4">Once declared, an element can be individually accessed using the index. Here are a few examples:</text:p>
      <text:p text:style-name="P2"/>
      <text:p text:style-name="P2"><draw:frame draw:style-name="fr1" draw:name="Frame2" text:anchor-type="paragraph" svg:width="7in" draw:z-index="1"><draw:text-box fo:min-height="2in"><text:p text:style-name="P1">//assigns a value of 5 to index 0</text:p><text:p text:style-name="P1">array_name[0] = 5;</text:p><text:p text:style-name="P1"/><text:p text:style-name="P1">//assigns the value of index 0 to index 1</text:p><text:p text:style-name="P1">array_name[1] = array_name[0];</text:p><text:p text:style-name="P1"/><text:p text:style-name="P1">//adds two different array elements and assigns the sum to array index [0]</text:p><text:p text:style-name="P1">array_name[0] = array_name[1] + array_name[2]; </text:p><text:p text:style-name="P1"/><text:p text:style-name="P1">Iterating Over an Array</text:p><text:p text:style-name="P1"/><text:p text:style-name="P1">Loops are useful and necessary to traverse arrays.</text:p><text:p text:style-name="P1"/><text:p text:style-name="P1">#include &lt;iostream&gt;</text:p><text:p text:style-name="P1">#include &lt;fstream&gt;</text:p><text:p text:style-name="P1"/><text:p text:style-name="P1">using namespace std;</text:p><text:p text:style-name="P1"/><text:p text:style-name="P1">int main()</text:p><text:p text:style-name="P1">{</text:p><text:p text:style-name="P1"><text:s text:c="4"/>// Note the const int SIZE throughout the program</text:p><text:p text:style-name="P1"><text:s text:c="4"/>// to represent the size of the array. <text:s/>To adjust the size of</text:p><text:p text:style-name="P1"><text:s text:c="4"/>// the array change SIZE's value.</text:p><text:p text:style-name="P1"/><text:p text:style-name="P1"><text:s text:c="4"/>const int SIZE = 5;</text:p><text:p text:style-name="P1"/><text:p text:style-name="P1"><text:s text:c="4"/>char array[SIZE];</text:p><text:p text:style-name="P1"/><text:p text:style-name="P1"><text:s text:c="4"/>// Here we allow the user to fill an array using a FOR loop</text:p><text:p text:style-name="P1"><text:s text:c="4"/>cout &lt;&lt; endl &lt;&lt; "Enter five characters" &lt;&lt; endl;</text:p><text:p text:style-name="P1"><text:s text:c="4"/>for(int i = 0; i &lt; SIZE; i++)</text:p><text:p text:style-name="P1"><text:s text:c="4"/>{</text:p><text:p text:style-name="P1"><text:s text:c="8"/>cin &gt;&gt; array[i];</text:p><text:p text:style-name="P1"><text:s text:c="4"/>}</text:p><text:p text:style-name="P1"/><text:p text:style-name="P1"><text:s text:c="4"/>// Now we print the array back to the screen using another FOR loop</text:p><text:p text:style-name="P1"/><text:p text:style-name="P1"><text:s text:c="4"/>for(int i = 0; i &lt; SIZE; i++)</text:p><text:p text:style-name="P1"><text:s text:c="4"/>{</text:p><text:p text:style-name="P1"><text:s text:c="8"/>cout &lt;&lt; array[i] &lt;&lt; " ";</text:p><text:p text:style-name="P1"><text:s text:c="4"/>}</text:p><text:p text:style-name="P1"><text:s text:c="4"/>cout &lt;&lt; endl;</text:p><text:p text:style-name="P1"><text:s text:c="4"/>return 0;</text:p><text:p text:style-name="P1">}</text:p></draw:text-box></draw:frame></text:p>
      <text:p text:style-name="P2"><text:tab/><text:tab/> <text:s/></text:p>
      <text:p text:style-name="P2"/>
      <text:p text:style-name="P2"/>
      <text:p text:style-name="P5">Going Out of Bounds of an Array</text:p>
      <text:p text:style-name="P2"/>
      <text:p text:style-name="P2">It is easy to crash a program with a segmentation fault by attempting to access data outside of your array, or even worse, it may allow you to access a memory location not allocated to the array.</text:p>
      <text:p text:style-name="P2"/>
      <text:p text:style-name="P3"><draw:frame draw:style-name="fr1" draw:name="Frame3" text:anchor-type="paragraph" svg:width="7in" draw:z-index="2"><draw:text-box fo:min-height="2in"><text:p text:style-name="P1">#include &lt;iostream&gt;</text:p><text:p text:style-name="P1">#include &lt;fstream&gt;</text:p><text:p text:style-name="P1"/><text:p text:style-name="P1">using namespace std;</text:p><text:p text:style-name="P1"/><text:p text:style-name="P1">int main()</text:p><text:p text:style-name="P1">{</text:p><text:p text:style-name="P1"><text:s text:c="4"/>// What error is received when running the following code?</text:p><text:p text:style-name="P1"><text:s text:c="4"/>double array_2 [10];</text:p><text:p text:style-name="P1"><text:s text:c="4"/>cout &lt;&lt; "Testing Segmentation fault. Creating an array with 10 elements.\n";</text:p><text:p text:style-name="P1"/><text:p text:style-name="P1"><text:s text:c="4"/>// notice that this will likely run even though it is outside of your array</text:p><text:p text:style-name="P1"><text:s text:c="4"/>array_2[10] = 100;</text:p><text:p text:style-name="P1"><text:s text:c="4"/>cout &lt;&lt; "array element 11 " &lt;&lt; array_2[10] &lt;&lt; endl;</text:p><text:p text:style-name="P1"/><text:p text:style-name="P1"><text:s text:c="4"/>// This will almost certainly cause an access violation</text:p><text:p text:style-name="P1"><text:s text:c="4"/>array_2[1000000] = 100;</text:p><text:p text:style-name="P1"><text:s text:c="4"/>cout &lt;&lt; "array element 1000001 " &lt;&lt; array_2[1000000] &lt;&lt; endl;</text:p><text:p text:style-name="P1"><text:s text:c="4"/>return 0;</text:p><text:p text:style-name="P1">}</text:p></draw:text-box></draw:frame>Understanding the Index of an Array</text:p>
      <text:p text:style-name="P2"/>
      <text:p text:style-name="P2">The index of an array is simply an integer. Therefore the index can be saved in a variable, to reference or modify that element later.</text:p>
      <text:p text:style-name="P2"/>
      <text:p text:style-name="P2"><draw:frame draw:style-name="fr1" draw:name="Frame4" text:anchor-type="paragraph" svg:width="7in" draw:z-index="3"><draw:text-box fo:min-height="2in"><text:p text:style-name="P1">#include &lt;iostream&gt;</text:p><text:p text:style-name="P1">#include &lt;fstream&gt;</text:p><text:p text:style-name="P1"/><text:p text:style-name="P1">using namespace std;</text:p><text:p text:style-name="P1">int main()</text:p><text:p text:style-name="P1">{</text:p><text:p text:style-name="P1"><text:s text:c="4"/>// an array of strings containing the months:</text:p><text:p text:style-name="P1"><text:s text:c="4"/>const string MONTHS[] = { "January", "February", "March", "April", "May", </text:p><text:p text:style-name="P1"><text:s text:c="30"/>"June", "July", "August", "September", "October",</text:p><text:p text:style-name="P1"><text:s text:c="30"/>"November", "December"};</text:p><text:p text:style-name="P1"><text:s text:c="4"/>// If the user indicated that their birthday was in June, instead of saving</text:p><text:p text:style-name="P1"><text:s text:c="4"/>// the string "June" we can instead save the index to June which is 5.</text:p><text:p text:style-name="P1"><text:s text:c="4"/>int birthday_index = 5;</text:p><text:p text:style-name="P1"><text:s text:c="4"/>// now when we want to print out their birthday month, we can use </text:p><text:p text:style-name="P1"><text:s text:c="4"/>// the following:</text:p><text:p text:style-name="P1"><text:s text:c="4"/>cout &lt;&lt; "My birthday is in " &lt;&lt; MONTHS[birthday_index] &lt;&lt; endl;</text:p><text:p text:style-name="P1"><text:s text:c="4"/>// Notice how the index is the variable "birthday_index".</text:p><text:p text:style-name="P1"><text:s text:c="4"/>return 0;</text:p><text:p text:style-name="P1">}</text:p></draw:text-box></draw:frame></text:p>
      <text:p text:style-name="P3"><text:soft-page-break/><text:s/>Array Example 1</text:p>
      <text:p text:style-name="P2"/>
      <text:p text:style-name="P2"><draw:frame draw:style-name="fr1" draw:name="Frame5" text:anchor-type="paragraph" svg:width="7in" draw:z-index="4"><draw:text-box fo:min-height="2in"><text:p text:style-name="P1">#include &lt;iostream&gt;</text:p><text:p text:style-name="P1">#include &lt;fstream&gt;</text:p><text:p text:style-name="P1"/><text:p text:style-name="P1">using namespace std;</text:p><text:p text:style-name="P1"/><text:p text:style-name="P1">int main()</text:p><text:p text:style-name="P1">{</text:p><text:p text:style-name="P1"><text:s text:c="4"/>// Here is a simple algorithm that searches an array for the number 10.</text:p><text:p text:style-name="P1"><text:s text:c="4"/>const int SIZE = 5;</text:p><text:p text:style-name="P1"><text:s text:c="3"/></text:p><text:p text:style-name="P1"><text:s text:c="4"/>int array_4[SIZE] = {4, 9, 10, 32, 44}; <text:s/>// array to be searched</text:p><text:p text:style-name="P1"/><text:p text:style-name="P1"><text:s text:c="4"/>int searchValue = 10; // the value to be found within the array</text:p><text:p text:style-name="P1"/><text:p text:style-name="P1"><text:s text:c="4"/>int foundIndex = -1; <text:s/>// -1 signals "not found".</text:p><text:p text:style-name="P1"/><text:p text:style-name="P1"><text:s text:c="4"/>// search array for value</text:p><text:p text:style-name="P1"><text:s text:c="4"/>for(int i = 0; i &lt; SIZE; i++)</text:p><text:p text:style-name="P1"><text:s text:c="4"/>{</text:p><text:p text:style-name="P1"><text:s text:c="8"/>// if the value being searched is located in the array, then assign </text:p><text:p text:style-name="P1"><text:s text:c="8"/>// i to "foundIndex" to trigger a later if statement to output the</text:p><text:p text:style-name="P1"><text:s text:c="8"/>// results</text:p><text:p text:style-name="P1"><text:s text:c="8"/></text:p><text:p text:style-name="P1"><text:s text:c="8"/>if(searchValue == array_4[i])</text:p><text:p text:style-name="P1"><text:s text:c="8"/>{</text:p><text:p text:style-name="P1"><text:s text:c="12"/>foundIndex = i;</text:p><text:p text:style-name="P1"><text:s text:c="8"/>}</text:p><text:p text:style-name="P1"><text:s text:c="4"/>}</text:p><text:p text:style-name="P1"/><text:p text:style-name="P1"><text:s text:c="4"/>// print result of search</text:p><text:p text:style-name="P1"><text:s text:c="4"/>if (foundIndex != -1)</text:p><text:p text:style-name="P1"><text:s text:c="4"/>{</text:p><text:p text:style-name="P1"><text:s text:c="8"/>cout &lt;&lt; "Found value at index " &lt;&lt; foundIndex &lt;&lt; endl;</text:p><text:p text:style-name="P1"><text:s text:c="4"/>}</text:p><text:p text:style-name="P1"><text:s text:c="4"/>else</text:p><text:p text:style-name="P1"><text:s text:c="4"/>{</text:p><text:p text:style-name="P1"><text:s text:c="8"/>cout &lt;&lt; "Value not found" &lt;&lt; endl;</text:p><text:p text:style-name="P1"><text:s text:c="4"/>}</text:p><text:p text:style-name="P1"/><text:p text:style-name="P1"><text:s text:c="4"/>return 0;</text:p><text:p text:style-name="P1">}</text:p></draw:text-box></draw:frame></text:p>
      <text:p text:style-name="P2"><text:tab/><text:tab/> <text:s/></text:p>
      <text:p text:style-name="P2"/>
      <text:p text:style-name="P2"/>
      <text:p text:style-name="P5">Array Example 2 - File I/O Fixed Size</text:p>
      <text:p text:style-name="P2"/>
      <text:p text:style-name="P2"><draw:frame draw:style-name="fr1" draw:name="Frame6" text:anchor-type="paragraph" svg:width="7in" draw:z-index="5"><draw:text-box fo:min-height="2in"><text:p text:style-name="P1">#include &lt;iostream&gt;</text:p><text:p text:style-name="P1">#include &lt;fstream&gt;</text:p><text:p text:style-name="P1"/><text:p text:style-name="P1">using namespace std;</text:p><text:p text:style-name="P1"/><text:p text:style-name="P1">int main()</text:p><text:p text:style-name="P1">{</text:p><text:p text:style-name="P1"><text:s text:c="4"/>// here the code will fill an array using input from a file and send</text:p><text:p text:style-name="P1"><text:s text:c="4"/>// it to an output file.</text:p><text:p text:style-name="P1"><text:s text:c="4"/>// *IMPORTANT*</text:p><text:p text:style-name="P1"><text:s text:c="4"/>// We use ARRAY_SIZE constant to specify the size of the array. </text:p><text:p text:style-name="P1"><text:s text:c="4"/>const int ARRAY_SIZE = 5;</text:p><text:p text:style-name="P1"/><text:p text:style-name="P1"><text:s text:c="4"/>int array_5 [ARRAY_SIZE];</text:p><text:p text:style-name="P1"/><text:p text:style-name="P1"><text:s text:c="4"/>ifstream fin;</text:p><text:p text:style-name="P1"><text:s text:c="4"/>fin.open("input.txt");</text:p><text:p text:style-name="P1"/><text:p text:style-name="P1"><text:s text:c="4"/>if(!fin)</text:p><text:p text:style-name="P1"><text:s text:c="4"/>{</text:p><text:p text:style-name="P1"><text:s text:c="8"/>cout &lt;&lt; "Error - file not found" &lt;&lt; endl;</text:p><text:p text:style-name="P1"><text:s text:c="8"/>return 1;</text:p><text:p text:style-name="P1"><text:s text:c="4"/>}</text:p><text:p text:style-name="P1"/><text:p text:style-name="P1"><text:s text:c="4"/>// Pull ARRAY_SIZE number of data entries into your</text:p><text:p text:style-name="P1"><text:s text:c="4"/>// array. Note that if there are fewer entries in your</text:p><text:p text:style-name="P1"><text:s text:c="4"/>// input file this code will not work properly.</text:p><text:p text:style-name="P1"/><text:p text:style-name="P1"><text:s text:c="4"/>for (int i = 0; i &lt; ARRAY_SIZE; i++)</text:p><text:p text:style-name="P1"><text:s text:c="4"/>{</text:p><text:p text:style-name="P1"><text:s text:c="8"/>fin &gt;&gt; array_5[i];</text:p><text:p text:style-name="P1"><text:s text:c="4"/>}</text:p><text:p text:style-name="P1"/><text:p text:style-name="P1"><text:s text:c="4"/>fin.close();</text:p><text:p text:style-name="P1"><text:s text:c="4"/>cout &lt;&lt; "Your data has been written to output file - output.txt\n";</text:p><text:p text:style-name="P1"/><text:p text:style-name="P1"><text:s text:c="4"/>// Send our data to an output file</text:p><text:p text:style-name="P1"/><text:p text:style-name="P1"><text:s text:c="4"/>ofstream fout;</text:p><text:p text:style-name="P1"><text:s text:c="4"/>fout.open("output.txt");</text:p><text:p text:style-name="P1"/><text:p text:style-name="P1"><text:s text:c="4"/>for(int j = 0; j &lt; ARRAY_SIZE; j++)</text:p><text:p text:style-name="P1"><text:s text:c="4"/>{</text:p><text:p text:style-name="P1"><text:s text:c="8"/>fout &lt;&lt; array_5[j] &lt;&lt; " ";</text:p><text:p text:style-name="P1"><text:s text:c="4"/>}</text:p><text:p text:style-name="P1"/><text:p text:style-name="P1"><text:s text:c="4"/>fout.close();</text:p><text:p text:style-name="P1"/><text:p text:style-name="P1"><text:s text:c="4"/>return 0;</text:p><text:p text:style-name="P1">}</text:p></draw:text-box></draw:frame></text:p>
      <text:p text:style-name="P3"><text:soft-page-break/><text:s/>Array Example 2 - File I/O Uncertain Size</text:p>
      <text:p text:style-name="P2"/>
      <text:p text:style-name="P2"><draw:frame draw:style-name="fr1" draw:name="Frame7" text:anchor-type="paragraph" svg:width="7in" draw:z-index="6"><draw:text-box fo:min-height="2in"><text:p text:style-name="P1">#include &lt;iostream&gt;</text:p><text:p text:style-name="P1">#include &lt;fstream&gt;</text:p><text:p text:style-name="P1"/><text:p text:style-name="P1">using namespace std;</text:p><text:p text:style-name="P1"/><text:p text:style-name="P1">int main()</text:p><text:p text:style-name="P1">{</text:p><text:p text:style-name="P1"><text:s text:c="4"/>// This code pulls data from a file into an array, but this time it is</text:p><text:p text:style-name="P1"><text:s text:c="4"/>// uncertain of the number of elements inside the file. Therefore, we use</text:p><text:p text:style-name="P1"><text:s text:c="4"/>// a variable 'count' to keep track of how many items found within the file.</text:p><text:p text:style-name="P1"/><text:p text:style-name="P1"><text:s text:c="4"/>const int ARRAY_SIZE_2 = 100;</text:p><text:p text:style-name="P1"><text:s text:c="4"/>int array_3 [ARRAY_SIZE_2];</text:p><text:p text:style-name="P1"><text:s text:c="4"/>int count;</text:p><text:p text:style-name="P1"/><text:p text:style-name="P1"><text:s text:c="4"/>ifstream fin;</text:p><text:p text:style-name="P1"><text:s text:c="4"/>fin.open("input.txt");</text:p><text:p text:style-name="P1"/><text:p text:style-name="P1"><text:s text:c="4"/>if(!fin)</text:p><text:p text:style-name="P1"><text:s text:c="4"/>{</text:p><text:p text:style-name="P1"><text:s text:c="8"/>cout &lt;&lt; "Error - file not found" &lt;&lt; endl;</text:p><text:p text:style-name="P1"><text:s text:c="8"/>return 1;</text:p><text:p text:style-name="P1"><text:s text:c="4"/>}</text:p><text:p text:style-name="P1"><text:s text:c="4"/>count = 0;</text:p><text:p text:style-name="P1"><text:s text:c="4"/>// while the array is not full and the file is not empty,</text:p><text:p text:style-name="P1"><text:s text:c="4"/>// pull data from file and put it into the next array element.</text:p><text:p text:style-name="P1"><text:s text:c="4"/>while(count &lt; ARRAY_SIZE_2 &amp;&amp; fin &gt;&gt; array_3[count])</text:p><text:p text:style-name="P1"><text:s text:c="4"/>{</text:p><text:p text:style-name="P1"><text:s text:c="8"/>count++;</text:p><text:p text:style-name="P1"><text:s text:c="4"/>}</text:p><text:p text:style-name="P1"/><text:p text:style-name="P1"><text:s text:c="4"/>fin.close();</text:p><text:p text:style-name="P1"><text:s text:c="4"/>// print array to screen</text:p><text:p text:style-name="P1"><text:s text:c="4"/>for(int k = 0; k &lt; count; k++)</text:p><text:p text:style-name="P1"><text:s text:c="4"/>{</text:p><text:p text:style-name="P1"><text:s text:c="8"/>cout &lt;&lt; array_3[k] &lt;&lt; " ";</text:p><text:p text:style-name="P1"><text:s text:c="4"/>}</text:p><text:p text:style-name="P1"><text:s text:c="4"/>cout &lt;&lt; endl;</text:p><text:p text:style-name="P1"><text:s text:c="4"/>// Now lets send our data to an output file</text:p><text:p text:style-name="P1"><text:s text:c="4"/>ofstream fout;</text:p><text:p text:style-name="P1"><text:s text:c="4"/>fout.open("output.txt");</text:p><text:p text:style-name="P1"><text:s text:c="4"/>for(int j = 0; j &lt; count; j++)</text:p><text:p text:style-name="P1"><text:s text:c="4"/>{</text:p><text:p text:style-name="P1"><text:s text:c="8"/>fout &lt;&lt; array_3[j] &lt;&lt; " ";</text:p><text:p text:style-name="P1"><text:s text:c="4"/>}</text:p><text:p text:style-name="P1"/><text:p text:style-name="P1"><text:s text:c="4"/>fout.close();</text:p><text:p text:style-name="P1"/><text:p text:style-name="P1"><text:s text:c="4"/>return 0;</text:p><text:p text:style-name="P1">}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1T18:27:19.524467451</meta:creation-date>
    <dc:date>2020-09-26T15:55:35.670851619</dc:date>
    <meta:editing-duration>PT17M51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6" meta:paragraph-count="213" meta:word-count="1261" meta:character-count="7426" meta:non-whitespace-character-count="5626"/>
  </office:meta>
</office:document-meta>
</file>